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ance of online doctor consulation</text:p>
      <text:list xml:id="list1474222890" text:style-name="L1">
        <text:list-item>
          <text:p text:style-name="P1">Quick prescription</text:p>
        </text:list-item>
        <text:list-item>
          <text:p text:style-name="P1">Convenience</text:p>
        </text:list-item>
        <text:list-item>
          <text:p text:style-name="P1">Doctors can work from anywhere </text:p>
        </text:list-item>
        <text:list-item>
          <text:p text:style-name="P1">Saves cost of calling patients and doctors</text:p>
        </text:list-item>
        <text:list-item>
          <text:p text:style-name="P1">solves problem of fear among youths, elderly concerning there illness</text:p>
        </text:list-item>
        <text:list-item>
          <text:p text:style-name="P1">Easy communication between patients and doctors since they can fearlessly communicate with each other at any ti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ela </meta:initial-creator>
    <meta:creation-date>2017-02-14T17:16:23</meta:creation-date>
    <dc:date>2017-02-14T17:20:59</dc:date>
    <dc:creator>Mandela </dc:creator>
    <meta:editing-duration>PT2M12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7" meta:word-count="53" meta:character-count="335" meta:non-whitespace-character-count="294"/>
  </office:meta>
</office:document-meta>
</file>